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31_16-24-33_000.jpg</text:p>
          </table:table-cell>
          <table:table-cell table:style-name="ce26" office:value-type="string">
            <text:p>:bookmemo / 読んだ本 / 『捨てられる宗教』 / 著者=島田裕巳 /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bookmemo / 読んだ本 / 『捨てられる宗教』 / 著者=島田裕巳 /">
            <text:p>:bookmemo / 読んだ本 / 『捨てられる宗教』 / 著者=島田裕巳 /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3-31_08-56-14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31_03-17-24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30_21-03-1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7" office:value-type="string">
            <text:p>2023-03-31_13-35-1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31_09-15-3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6" table:formula="of:=IF([.E7]=&quot;&quot;;[.C9];CONCATENATE([.C9];&quot; / &quot;;[.E7]))" office:value-type="string" office:string-value=":tome / (lang=ja) / topic=~ / content=地上に居る間は、アッラーフがお命じになることを">
            <text:p>:tome / (lang=ja) / topic=~ / content=地上に居る間は、アッラーフがお命じになることを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31_02-05-39_000.jpg</text:p>
          </table:table-cell>
          <table:table-cell table:style-name="ce26" office:value-type="string">
            <text:p>:m #*# RES / JVEMV6 64#199.2.1_jinsai_dooji / 『童子問』 著者=伊藤仁斎,校注=~ / p.107 / w=,topic=~,publisher=~,other=th+:ソクラテス、仁斎</text:p>
          </table:table-cell>
          <table:table-cell table:style-name="ce26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m #*# RES / JVEMV6 64#199.2.1_jinsai_dooji / 『童子問』 著者=伊藤仁斎,校注=~ / p.107 / w=,topic=~,publisher=~,other=th+:ソクラテス、仁斎">
            <text:p>:m #*# RES / JVEMV6 64#199.2.1_jinsai_dooji / 『童子問』 著者=伊藤仁斎,校注=~ / p.107 / w=,topic=~,publisher=~,other=th+:ソクラテス、仁斎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31_09-18-50_000.jpg</text:p>
          </table:table-cell>
          <table:table-cell table:style-name="ce26" office:value-type="string">
            <text:p>:tome / (lang=ja) / topic=~ / content=地上に居る間は、アッラーフがお命じになることを</text:p>
          </table:table-cell>
          <table:table-cell table:style-name="ce27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tome / (lang=ja) / topic=~ / content=地上に居る間は、アッラーフがお命じになることを">
            <text:p>:tome / (lang=ja) / topic=~ / content=地上に居る間は、アッラーフがお命じになることを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3-31_12-12-55_000.jpg</text:p>
          </table:table-cell>
          <table:table-cell table:style-name="ce26" office:value-type="string">
            <text:p>:m #*# RES / JVEMV6 64#262_china_econ_marukawa / 『現代中国経済』 著者=丸川知雄,校注=~ / p.76 / w=計画経済；市場経済；,topic=~,publisher=~,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m #*# RES / JVEMV6 64#262_china_econ_marukawa / 『現代中国経済』 著者=丸川知雄,校注=~ / p.76 / w=計画経済；市場経済；,topic=~,publisher=~,other=~">
            <text:p>:m #*# RES / JVEMV6 64#262_china_econ_marukawa / 『現代中国経済』 著者=丸川知雄,校注=~ / p.76 / w=計画経済；市場経済；,topic=~,publishe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3-03-31_15-20-03_000.jpg</text:p>
          </table:table-cell>
          <table:table-cell table:style-name="ce26" office:value-type="string">
            <text:p>:m #*# RES / free# S87DP9 記事読み / id=P7GW(browser=yan) / media=ei / theme=パレスチナ；教員への攻撃,content=George-Washington-Univ.,w=~ / genre=~ / other=~ || :m #*# RES / free# S87DP9 記事読み / id=QUPO(browser=yan) / media=ei / theme=国連安保理：決議：イスラエル：入植地,content=George-Washington-Univ.,w=~ / genre=~ / 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3-31_15-35-04_000.jpg</text:p>
          </table:table-cell>
          <table:table-cell table:style-name="ce26" office:value-type="string">
            <text:p>:m #*# RES / free# S87DP9 記事読み / id=ACWZ(browser=yan) / media=BAR / theme=Uhuru-Movement;banking,content=~,w=~ / genre=~ / other=~ || :m #*# RES / free# S87DP9 記事読み / id=N8FT(browser=yan) / media=BAR / theme=Lincoln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m #*# RES / free# S87DP9 記事読み / id=ACWZ(browser=yan) / media=BAR / theme=Uhuru-Movement;banking,content=~,w=~ / genre=~ / other=~ || :m #*# RES / free# S87DP9 記事読み / id=N8FT(browser=yan) / media=BAR / theme=Lincoln,content=~,w=~ / genre=~ / other=~">
            <text:p>:m #*# RES / free# S87DP9 記事読み / id=ACWZ(browser=yan) / media=BAR / theme=Uhuru-Movement;banking,content=~,w=~ / genre=~ / other=~ || :m #*# RES / free# S87DP9 記事読み / id=N8FT(browser=yan) / media=BAR / theme=Lincoln,content=~,w=~ / genre=~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3-31_16-03-36_000.jpg</text:p>
          </table:table-cell>
          <table:table-cell table:style-name="ce26" office:value-type="string">
            <text:p>:m 1*1 / read-docs / theme=習近平(xijinping)：講話,content=二十大精神,w=； / genre=~ / other=~, doc-id=SL91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m 1*1 / read-docs / theme=習近平(xijinping)：講話,content=二十大精神,w=； / genre=~ / other=~, doc-id=SL91">
            <text:p>:m 1*1 / read-docs / theme=習近平(xijinping)：講話,content=二十大精神,w=； / genre=~ / other=~, doc-id=SL91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3-31_17-17-38_000.jpg</text:p>
          </table:table-cell>
          <table:table-cell table:style-name="ce26" office:value-type="string">
            <text:p>:m 1*1 RES / JVEMV6 64#256_islam_seitan_izutu / 『イスラーム生誕』 著者=井筒俊彦,校注=~ / p.174 / w=宗教的実存様態；思想的基底構造,topic=,publisher=~,other=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m 1*1 RES / JVEMV6 64#256_islam_seitan_izutu / 『イスラーム生誕』 著者=井筒俊彦,校注=~ / p.174 / w=宗教的実存様態；思想的基底構造,topic=,publisher=~,other=">
            <text:p>:m 1*1 RES / JVEMV6 64#256_islam_seitan_izutu / 『イスラーム生誕』 著者=井筒俊彦,校注=~ / p.174 / w=宗教的実存様態；思想的基底構造,topic=,publisher=~,other=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1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1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1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1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1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1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1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1">2023/03/31</text:date>, <text:time>17:5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31T17:58:39.98</dc:date>
    <dc:creator>iwabuchi ken</dc:creator>
    <meta:editing-duration>P55DT10H16M55S</meta:editing-duration>
    <meta:editing-cycles>17925</meta:editing-cycles>
    <meta:document-statistic meta:table-count="2" meta:cell-count="923" meta:object-count="0"/>
    <meta:user-defined meta:name="qrichtext">1</meta:user-defined>
  </office:meta>
</office:document-meta>
</file>